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center" draw:textarea-vertical-align="middle"/>
    </style:style>
    <style:style style:name="gr2" style:family="graphic" style:parent-style-name="standard">
      <style:graphic-properties draw:stroke="none" draw:fill="none" draw:fill-color="#e6ff00" draw:textarea-horizontal-align="center" draw:textarea-vertical-align="middle"/>
    </style:style>
    <style:style style:name="P1" style:family="paragraph">
      <style:paragraph-properties fo:text-align="center"/>
      <style:text-properties fo:font-family="Times" style:font-family-generic="roman" style:font-pitch="variable" fo:font-size="11pt" style:font-size-asian="12pt" style:font-size-complex="12pt"/>
    </style:style>
    <style:style style:name="P2" style:family="paragraph">
      <style:paragraph-properties fo:text-align="center"/>
      <style:text-properties fo:font-family="Times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67cm" svg:height="0.53cm" svg:x="2.42cm" svg:y="4.258cm">
          <text:p/>
        </draw:rect>
        <draw:rect draw:style-name="gr1" draw:text-style-name="P1" draw:layer="layout" svg:width="1.567cm" svg:height="0.53cm" svg:x="3.921cm" svg:y="4.258cm">
          <text:p text:style-name="P1">Luther</text:p>
        </draw:rect>
        <draw:rect draw:style-name="gr1" draw:text-style-name="P1" draw:layer="layout" svg:width="1.567cm" svg:height="0.53cm" svg:x="5.42cm" svg:y="4.258cm">
          <text:p text:style-name="P1">Binky</text:p>
        </draw:rect>
        <draw:rect draw:style-name="gr1" draw:text-style-name="P1" draw:layer="layout" svg:width="1.567cm" svg:height="0.53cm" svg:x="6.921cm" svg:y="4.258cm">
          <text:p/>
        </draw:rect>
        <draw:rect draw:style-name="gr1" draw:text-style-name="P1" draw:layer="layout" svg:width="1.567cm" svg:height="0.53cm" svg:x="8.422cm" svg:y="4.258cm">
          <text:p text:style-name="P1">Rosalita</text:p>
        </draw:rect>
        <draw:rect draw:style-name="gr1" draw:text-style-name="P1" draw:layer="layout" svg:width="1.567cm" svg:height="0.53cm" svg:x="9.921cm" svg:y="4.258cm">
          <text:p/>
        </draw:rect>
        <draw:rect draw:style-name="gr1" draw:text-style-name="P1" draw:layer="layout" svg:width="1.567cm" svg:height="0.53cm" svg:x="11.422cm" svg:y="4.258cm">
          <text:p/>
        </draw:rect>
        <draw:rect draw:style-name="gr1" draw:text-style-name="P1" draw:layer="layout" svg:width="1.567cm" svg:height="0.53cm" svg:x="12.923cm" svg:y="4.258cm">
          <text:p/>
        </draw:rect>
        <draw:rect draw:style-name="gr1" draw:text-style-name="P1" draw:layer="layout" svg:width="1.567cm" svg:height="0.53cm" svg:x="14.422cm" svg:y="4.258cm">
          <text:p/>
        </draw:rect>
        <draw:rect draw:style-name="gr1" draw:text-style-name="P1" draw:layer="layout" svg:width="1.567cm" svg:height="0.53cm" svg:x="15.923cm" svg:y="4.258cm">
          <text:p/>
        </draw:rect>
        <draw:rect draw:style-name="gr2" draw:text-style-name="P2" draw:layer="layout" svg:width="1.567cm" svg:height="0.53cm" svg:x="2.42cm" svg:y="3.758cm">
          <text:p text:style-name="P2">0</text:p>
        </draw:rect>
        <draw:rect draw:style-name="gr2" draw:text-style-name="P2" draw:layer="layout" svg:width="1.567cm" svg:height="0.53cm" svg:x="3.921cm" svg:y="3.758cm">
          <text:p text:style-name="P2">1</text:p>
        </draw:rect>
        <draw:rect draw:style-name="gr2" draw:text-style-name="P2" draw:layer="layout" svg:width="1.567cm" svg:height="0.53cm" svg:x="5.42cm" svg:y="3.758cm">
          <text:p text:style-name="P2">2</text:p>
        </draw:rect>
        <draw:rect draw:style-name="gr2" draw:text-style-name="P2" draw:layer="layout" svg:width="1.567cm" svg:height="0.53cm" svg:x="6.921cm" svg:y="3.758cm">
          <text:p text:style-name="P2">3</text:p>
        </draw:rect>
        <draw:rect draw:style-name="gr2" draw:text-style-name="P2" draw:layer="layout" svg:width="1.567cm" svg:height="0.53cm" svg:x="8.422cm" svg:y="3.758cm">
          <text:p text:style-name="P2">4</text:p>
        </draw:rect>
        <draw:rect draw:style-name="gr2" draw:text-style-name="P2" draw:layer="layout" svg:width="1.567cm" svg:height="0.53cm" svg:x="9.921cm" svg:y="3.758cm">
          <text:p text:style-name="P2">5</text:p>
        </draw:rect>
        <draw:rect draw:style-name="gr2" draw:text-style-name="P2" draw:layer="layout" svg:width="1.567cm" svg:height="0.53cm" svg:x="11.422cm" svg:y="3.758cm">
          <text:p text:style-name="P2">6</text:p>
        </draw:rect>
        <draw:rect draw:style-name="gr2" draw:text-style-name="P2" draw:layer="layout" svg:width="1.567cm" svg:height="0.53cm" svg:x="12.923cm" svg:y="3.758cm">
          <text:p text:style-name="P2">7</text:p>
        </draw:rect>
        <draw:rect draw:style-name="gr2" draw:text-style-name="P2" draw:layer="layout" svg:width="1.567cm" svg:height="0.53cm" svg:x="14.422cm" svg:y="3.758cm">
          <text:p text:style-name="P2">8</text:p>
        </draw:rect>
        <draw:rect draw:style-name="gr2" draw:text-style-name="P2" draw:layer="layout" svg:width="1.567cm" svg:height="0.53cm" svg:x="15.923cm" svg:y="3.758cm">
          <text:p text:style-name="P2">9</text:p>
        </draw:rect>
        <draw:rect draw:style-name="gr1" draw:text-style-name="P1" draw:layer="layout" svg:width="1.567cm" svg:height="0.53cm" svg:x="2.42cm" svg:y="5.958cm">
          <text:p/>
        </draw:rect>
        <draw:rect draw:style-name="gr1" draw:text-style-name="P1" draw:layer="layout" svg:width="1.567cm" svg:height="0.53cm" svg:x="3.921cm" svg:y="5.958cm">
          <text:p text:style-name="P1">Luther</text:p>
        </draw:rect>
        <draw:rect draw:style-name="gr1" draw:text-style-name="P1" draw:layer="layout" svg:width="1.567cm" svg:height="0.53cm" svg:x="5.42cm" svg:y="5.958cm">
          <text:p text:style-name="P1">Binky</text:p>
        </draw:rect>
        <draw:rect draw:style-name="gr1" draw:text-style-name="P1" draw:layer="layout" svg:width="1.567cm" svg:height="0.53cm" svg:x="6.921cm" svg:y="5.958cm">
          <text:p text:style-name="P1">Dontonio</text:p>
        </draw:rect>
        <draw:rect draw:style-name="gr1" draw:text-style-name="P1" draw:layer="layout" svg:width="1.567cm" svg:height="0.53cm" svg:x="8.422cm" svg:y="5.958cm">
          <text:p text:style-name="P1">Rosalita</text:p>
        </draw:rect>
        <draw:rect draw:style-name="gr1" draw:text-style-name="P1" draw:layer="layout" svg:width="1.567cm" svg:height="0.53cm" svg:x="9.921cm" svg:y="5.958cm">
          <text:p/>
        </draw:rect>
        <draw:rect draw:style-name="gr1" draw:text-style-name="P1" draw:layer="layout" svg:width="1.567cm" svg:height="0.53cm" svg:x="11.422cm" svg:y="5.958cm">
          <text:p/>
        </draw:rect>
        <draw:rect draw:style-name="gr1" draw:text-style-name="P1" draw:layer="layout" svg:width="1.567cm" svg:height="0.53cm" svg:x="12.923cm" svg:y="5.958cm">
          <text:p/>
        </draw:rect>
        <draw:rect draw:style-name="gr1" draw:text-style-name="P1" draw:layer="layout" svg:width="1.567cm" svg:height="0.53cm" svg:x="14.422cm" svg:y="5.958cm">
          <text:p/>
        </draw:rect>
        <draw:rect draw:style-name="gr1" draw:text-style-name="P1" draw:layer="layout" svg:width="1.567cm" svg:height="0.53cm" svg:x="15.923cm" svg:y="5.958cm">
          <text:p/>
        </draw:rect>
        <draw:rect draw:style-name="gr2" draw:text-style-name="P2" draw:layer="layout" svg:width="1.567cm" svg:height="0.53cm" svg:x="2.42cm" svg:y="5.458cm">
          <text:p text:style-name="P2">0</text:p>
        </draw:rect>
        <draw:rect draw:style-name="gr2" draw:text-style-name="P2" draw:layer="layout" svg:width="1.567cm" svg:height="0.53cm" svg:x="3.921cm" svg:y="5.458cm">
          <text:p text:style-name="P2">1</text:p>
        </draw:rect>
        <draw:rect draw:style-name="gr2" draw:text-style-name="P2" draw:layer="layout" svg:width="1.567cm" svg:height="0.53cm" svg:x="5.42cm" svg:y="5.458cm">
          <text:p text:style-name="P2">2</text:p>
        </draw:rect>
        <draw:rect draw:style-name="gr2" draw:text-style-name="P2" draw:layer="layout" svg:width="1.567cm" svg:height="0.53cm" svg:x="6.921cm" svg:y="5.458cm">
          <text:p text:style-name="P2">3</text:p>
        </draw:rect>
        <draw:rect draw:style-name="gr2" draw:text-style-name="P2" draw:layer="layout" svg:width="1.567cm" svg:height="0.53cm" svg:x="8.422cm" svg:y="5.458cm">
          <text:p text:style-name="P2">4</text:p>
        </draw:rect>
        <draw:rect draw:style-name="gr2" draw:text-style-name="P2" draw:layer="layout" svg:width="1.567cm" svg:height="0.53cm" svg:x="9.921cm" svg:y="5.458cm">
          <text:p text:style-name="P2">5</text:p>
        </draw:rect>
        <draw:rect draw:style-name="gr2" draw:text-style-name="P2" draw:layer="layout" svg:width="1.567cm" svg:height="0.53cm" svg:x="11.422cm" svg:y="5.458cm">
          <text:p text:style-name="P2">6</text:p>
        </draw:rect>
        <draw:rect draw:style-name="gr2" draw:text-style-name="P2" draw:layer="layout" svg:width="1.567cm" svg:height="0.53cm" svg:x="12.923cm" svg:y="5.458cm">
          <text:p text:style-name="P2">7</text:p>
        </draw:rect>
        <draw:rect draw:style-name="gr2" draw:text-style-name="P2" draw:layer="layout" svg:width="1.567cm" svg:height="0.53cm" svg:x="14.422cm" svg:y="5.458cm">
          <text:p text:style-name="P2">8</text:p>
        </draw:rect>
        <draw:rect draw:style-name="gr2" draw:text-style-name="P2" draw:layer="layout" svg:width="1.567cm" svg:height="0.53cm" svg:x="15.923cm" svg:y="5.458cm">
          <text:p text:style-name="P2">9</text:p>
        </draw:rect>
        <draw:rect draw:style-name="gr1" draw:text-style-name="P1" draw:layer="layout" svg:width="1.567cm" svg:height="0.53cm" svg:x="2.42cm" svg:y="7.458cm">
          <text:p/>
        </draw:rect>
        <draw:rect draw:style-name="gr1" draw:text-style-name="P1" draw:layer="layout" svg:width="1.567cm" svg:height="0.53cm" svg:x="3.921cm" svg:y="7.458cm">
          <text:p text:style-name="P1">Luther</text:p>
        </draw:rect>
        <draw:rect draw:style-name="gr1" draw:text-style-name="P1" draw:layer="layout" svg:width="1.567cm" svg:height="0.53cm" svg:x="5.42cm" svg:y="7.458cm">
          <text:p text:style-name="P1">Binky</text:p>
        </draw:rect>
        <draw:rect draw:style-name="gr1" draw:text-style-name="P1" draw:layer="layout" svg:width="1.567cm" svg:height="0.53cm" svg:x="6.921cm" svg:y="7.458cm">
          <text:p text:style-name="P1">Dontonio</text:p>
        </draw:rect>
        <draw:rect draw:style-name="gr1" draw:text-style-name="P1" draw:layer="layout" svg:width="1.567cm" svg:height="0.53cm" svg:x="8.422cm" svg:y="7.458cm">
          <text:p text:style-name="P1">Rosalita</text:p>
        </draw:rect>
        <draw:rect draw:style-name="gr1" draw:text-style-name="P1" draw:layer="layout" svg:width="1.567cm" svg:height="0.53cm" svg:x="9.921cm" svg:y="7.458cm">
          <text:p text:style-name="P1">Frenchy</text:p>
        </draw:rect>
        <draw:rect draw:style-name="gr1" draw:text-style-name="P1" draw:layer="layout" svg:width="1.567cm" svg:height="0.53cm" svg:x="11.422cm" svg:y="7.458cm">
          <text:p/>
        </draw:rect>
        <draw:rect draw:style-name="gr1" draw:text-style-name="P1" draw:layer="layout" svg:width="1.567cm" svg:height="0.53cm" svg:x="12.923cm" svg:y="7.458cm">
          <text:p/>
        </draw:rect>
        <draw:rect draw:style-name="gr1" draw:text-style-name="P1" draw:layer="layout" svg:width="1.567cm" svg:height="0.53cm" svg:x="14.422cm" svg:y="7.458cm">
          <text:p/>
        </draw:rect>
        <draw:rect draw:style-name="gr1" draw:text-style-name="P1" draw:layer="layout" svg:width="1.567cm" svg:height="0.53cm" svg:x="15.923cm" svg:y="7.458cm">
          <text:p/>
        </draw:rect>
        <draw:rect draw:style-name="gr2" draw:text-style-name="P2" draw:layer="layout" svg:width="1.567cm" svg:height="0.53cm" svg:x="2.42cm" svg:y="6.958cm">
          <text:p text:style-name="P2">0</text:p>
        </draw:rect>
        <draw:rect draw:style-name="gr2" draw:text-style-name="P2" draw:layer="layout" svg:width="1.567cm" svg:height="0.53cm" svg:x="3.921cm" svg:y="6.958cm">
          <text:p text:style-name="P2">1</text:p>
        </draw:rect>
        <draw:rect draw:style-name="gr2" draw:text-style-name="P2" draw:layer="layout" svg:width="1.567cm" svg:height="0.53cm" svg:x="5.42cm" svg:y="6.958cm">
          <text:p text:style-name="P2">2</text:p>
        </draw:rect>
        <draw:rect draw:style-name="gr2" draw:text-style-name="P2" draw:layer="layout" svg:width="1.567cm" svg:height="0.53cm" svg:x="6.921cm" svg:y="6.958cm">
          <text:p text:style-name="P2">3</text:p>
        </draw:rect>
        <draw:rect draw:style-name="gr2" draw:text-style-name="P2" draw:layer="layout" svg:width="1.567cm" svg:height="0.53cm" svg:x="8.422cm" svg:y="6.958cm">
          <text:p text:style-name="P2">4</text:p>
        </draw:rect>
        <draw:rect draw:style-name="gr2" draw:text-style-name="P2" draw:layer="layout" svg:width="1.567cm" svg:height="0.53cm" svg:x="9.921cm" svg:y="6.958cm">
          <text:p text:style-name="P2">5</text:p>
        </draw:rect>
        <draw:rect draw:style-name="gr2" draw:text-style-name="P2" draw:layer="layout" svg:width="1.567cm" svg:height="0.53cm" svg:x="11.422cm" svg:y="6.958cm">
          <text:p text:style-name="P2">6</text:p>
        </draw:rect>
        <draw:rect draw:style-name="gr2" draw:text-style-name="P2" draw:layer="layout" svg:width="1.567cm" svg:height="0.53cm" svg:x="12.923cm" svg:y="6.958cm">
          <text:p text:style-name="P2">7</text:p>
        </draw:rect>
        <draw:rect draw:style-name="gr2" draw:text-style-name="P2" draw:layer="layout" svg:width="1.567cm" svg:height="0.53cm" svg:x="14.422cm" svg:y="6.958cm">
          <text:p text:style-name="P2">8</text:p>
        </draw:rect>
        <draw:rect draw:style-name="gr2" draw:text-style-name="P2" draw:layer="layout" svg:width="1.567cm" svg:height="0.53cm" svg:x="15.923cm" svg:y="6.958cm">
          <text:p text:style-name="P2">9</text:p>
        </draw:rect>
        <draw:rect draw:style-name="gr1" draw:text-style-name="P1" draw:layer="layout" svg:width="1.567cm" svg:height="0.53cm" svg:x="2.42cm" svg:y="9.058cm">
          <text:p/>
        </draw:rect>
        <draw:rect draw:style-name="gr1" draw:text-style-name="P1" draw:layer="layout" svg:width="1.567cm" svg:height="0.53cm" svg:x="3.921cm" svg:y="9.058cm">
          <text:p text:style-name="P1">Luther</text:p>
        </draw:rect>
        <draw:rect draw:style-name="gr1" draw:text-style-name="P1" draw:layer="layout" svg:width="1.567cm" svg:height="0.53cm" svg:x="5.42cm" svg:y="9.058cm">
          <text:p text:style-name="P1">Binky</text:p>
        </draw:rect>
        <draw:rect draw:style-name="gr1" draw:text-style-name="P1" draw:layer="layout" svg:width="1.567cm" svg:height="0.53cm" svg:x="6.921cm" svg:y="9.058cm">
          <text:p/>
        </draw:rect>
        <draw:rect draw:style-name="gr1" draw:text-style-name="P1" draw:layer="layout" svg:width="1.567cm" svg:height="0.53cm" svg:x="8.422cm" svg:y="9.058cm">
          <text:p text:style-name="P1">Rosalita</text:p>
        </draw:rect>
        <draw:rect draw:style-name="gr1" draw:text-style-name="P1" draw:layer="layout" svg:width="1.567cm" svg:height="0.53cm" svg:x="9.921cm" svg:y="9.058cm">
          <text:p text:style-name="P1">Dontonio</text:p>
        </draw:rect>
        <draw:rect draw:style-name="gr1" draw:text-style-name="P1" draw:layer="layout" svg:width="1.567cm" svg:height="0.53cm" svg:x="11.422cm" svg:y="9.058cm">
          <text:p/>
        </draw:rect>
        <draw:rect draw:style-name="gr1" draw:text-style-name="P1" draw:layer="layout" svg:width="1.567cm" svg:height="0.53cm" svg:x="12.923cm" svg:y="9.058cm">
          <text:p/>
        </draw:rect>
        <draw:rect draw:style-name="gr1" draw:text-style-name="P1" draw:layer="layout" svg:width="1.567cm" svg:height="0.53cm" svg:x="14.422cm" svg:y="9.058cm">
          <text:p/>
        </draw:rect>
        <draw:rect draw:style-name="gr1" draw:text-style-name="P1" draw:layer="layout" svg:width="1.567cm" svg:height="0.53cm" svg:x="15.923cm" svg:y="9.058cm">
          <text:p/>
        </draw:rect>
        <draw:rect draw:style-name="gr2" draw:text-style-name="P2" draw:layer="layout" svg:width="1.567cm" svg:height="0.53cm" svg:x="2.42cm" svg:y="8.558cm">
          <text:p text:style-name="P2">0</text:p>
        </draw:rect>
        <draw:rect draw:style-name="gr2" draw:text-style-name="P2" draw:layer="layout" svg:width="1.567cm" svg:height="0.53cm" svg:x="3.921cm" svg:y="8.558cm">
          <text:p text:style-name="P2">1</text:p>
        </draw:rect>
        <draw:rect draw:style-name="gr2" draw:text-style-name="P2" draw:layer="layout" svg:width="1.567cm" svg:height="0.53cm" svg:x="5.42cm" svg:y="8.558cm">
          <text:p text:style-name="P2">2</text:p>
        </draw:rect>
        <draw:rect draw:style-name="gr2" draw:text-style-name="P2" draw:layer="layout" svg:width="1.567cm" svg:height="0.53cm" svg:x="6.921cm" svg:y="8.558cm">
          <text:p text:style-name="P2">3</text:p>
        </draw:rect>
        <draw:rect draw:style-name="gr2" draw:text-style-name="P2" draw:layer="layout" svg:width="1.567cm" svg:height="0.53cm" svg:x="8.422cm" svg:y="8.558cm">
          <text:p text:style-name="P2">4</text:p>
        </draw:rect>
        <draw:rect draw:style-name="gr2" draw:text-style-name="P2" draw:layer="layout" svg:width="1.567cm" svg:height="0.53cm" svg:x="9.921cm" svg:y="8.558cm">
          <text:p text:style-name="P2">5</text:p>
        </draw:rect>
        <draw:rect draw:style-name="gr2" draw:text-style-name="P2" draw:layer="layout" svg:width="1.567cm" svg:height="0.53cm" svg:x="11.422cm" svg:y="8.558cm">
          <text:p text:style-name="P2">6</text:p>
        </draw:rect>
        <draw:rect draw:style-name="gr2" draw:text-style-name="P2" draw:layer="layout" svg:width="1.567cm" svg:height="0.53cm" svg:x="12.923cm" svg:y="8.558cm">
          <text:p text:style-name="P2">7</text:p>
        </draw:rect>
        <draw:rect draw:style-name="gr2" draw:text-style-name="P2" draw:layer="layout" svg:width="1.567cm" svg:height="0.53cm" svg:x="14.422cm" svg:y="8.558cm">
          <text:p text:style-name="P2">8</text:p>
        </draw:rect>
        <draw:rect draw:style-name="gr2" draw:text-style-name="P2" draw:layer="layout" svg:width="1.567cm" svg:height="0.53cm" svg:x="15.923cm" svg:y="8.558cm">
          <text:p text:style-name="P2">9</text:p>
        </draw:rect>
        <draw:rect draw:style-name="gr1" draw:text-style-name="P1" draw:layer="layout" svg:width="1.567cm" svg:height="0.53cm" svg:x="2.42cm" svg:y="10.458cm">
          <text:p/>
        </draw:rect>
        <draw:rect draw:style-name="gr1" draw:text-style-name="P1" draw:layer="layout" svg:width="1.567cm" svg:height="0.53cm" svg:x="3.921cm" svg:y="10.458cm">
          <text:p text:style-name="P1">Luther</text:p>
        </draw:rect>
        <draw:rect draw:style-name="gr1" draw:text-style-name="P1" draw:layer="layout" svg:width="1.567cm" svg:height="0.53cm" svg:x="5.42cm" svg:y="10.458cm">
          <text:p text:style-name="P1">Binky</text:p>
        </draw:rect>
        <draw:rect draw:style-name="gr1" draw:text-style-name="P1" draw:layer="layout" svg:width="1.567cm" svg:height="0.53cm" svg:x="6.921cm" svg:y="10.458cm">
          <text:p text:style-name="P1">Frenchy</text:p>
        </draw:rect>
        <draw:rect draw:style-name="gr1" draw:text-style-name="P1" draw:layer="layout" svg:width="1.567cm" svg:height="0.53cm" svg:x="8.422cm" svg:y="10.458cm">
          <text:p text:style-name="P1">Rosalita</text:p>
        </draw:rect>
        <draw:rect draw:style-name="gr1" draw:text-style-name="P1" draw:layer="layout" svg:width="1.567cm" svg:height="0.53cm" svg:x="9.921cm" svg:y="10.458cm">
          <text:p text:style-name="P1">Dontonio</text:p>
        </draw:rect>
        <draw:rect draw:style-name="gr1" draw:text-style-name="P1" draw:layer="layout" svg:width="1.567cm" svg:height="0.53cm" svg:x="11.422cm" svg:y="10.458cm">
          <text:p/>
        </draw:rect>
        <draw:rect draw:style-name="gr1" draw:text-style-name="P1" draw:layer="layout" svg:width="1.567cm" svg:height="0.53cm" svg:x="12.923cm" svg:y="10.458cm">
          <text:p/>
        </draw:rect>
        <draw:rect draw:style-name="gr1" draw:text-style-name="P1" draw:layer="layout" svg:width="1.567cm" svg:height="0.53cm" svg:x="14.422cm" svg:y="10.458cm">
          <text:p/>
        </draw:rect>
        <draw:rect draw:style-name="gr1" draw:text-style-name="P1" draw:layer="layout" svg:width="1.567cm" svg:height="0.53cm" svg:x="15.923cm" svg:y="10.458cm">
          <text:p/>
        </draw:rect>
        <draw:rect draw:style-name="gr2" draw:text-style-name="P2" draw:layer="layout" svg:width="1.567cm" svg:height="0.53cm" svg:x="2.42cm" svg:y="9.958cm">
          <text:p text:style-name="P2">0</text:p>
        </draw:rect>
        <draw:rect draw:style-name="gr2" draw:text-style-name="P2" draw:layer="layout" svg:width="1.567cm" svg:height="0.53cm" svg:x="3.921cm" svg:y="9.958cm">
          <text:p text:style-name="P2">1</text:p>
        </draw:rect>
        <draw:rect draw:style-name="gr2" draw:text-style-name="P2" draw:layer="layout" svg:width="1.567cm" svg:height="0.53cm" svg:x="5.42cm" svg:y="9.958cm">
          <text:p text:style-name="P2">2</text:p>
        </draw:rect>
        <draw:rect draw:style-name="gr2" draw:text-style-name="P2" draw:layer="layout" svg:width="1.567cm" svg:height="0.53cm" svg:x="6.921cm" svg:y="9.958cm">
          <text:p text:style-name="P2">3</text:p>
        </draw:rect>
        <draw:rect draw:style-name="gr2" draw:text-style-name="P2" draw:layer="layout" svg:width="1.567cm" svg:height="0.53cm" svg:x="8.422cm" svg:y="9.958cm">
          <text:p text:style-name="P2">4</text:p>
        </draw:rect>
        <draw:rect draw:style-name="gr2" draw:text-style-name="P2" draw:layer="layout" svg:width="1.567cm" svg:height="0.53cm" svg:x="9.921cm" svg:y="9.958cm">
          <text:p text:style-name="P2">5</text:p>
        </draw:rect>
        <draw:rect draw:style-name="gr2" draw:text-style-name="P2" draw:layer="layout" svg:width="1.567cm" svg:height="0.53cm" svg:x="11.422cm" svg:y="9.958cm">
          <text:p text:style-name="P2">6</text:p>
        </draw:rect>
        <draw:rect draw:style-name="gr2" draw:text-style-name="P2" draw:layer="layout" svg:width="1.567cm" svg:height="0.53cm" svg:x="12.923cm" svg:y="9.958cm">
          <text:p text:style-name="P2">7</text:p>
        </draw:rect>
        <draw:rect draw:style-name="gr2" draw:text-style-name="P2" draw:layer="layout" svg:width="1.567cm" svg:height="0.53cm" svg:x="14.422cm" svg:y="9.958cm">
          <text:p text:style-name="P2">8</text:p>
        </draw:rect>
        <draw:rect draw:style-name="gr2" draw:text-style-name="P2" draw:layer="layout" svg:width="1.567cm" svg:height="0.53cm" svg:x="15.923cm" svg:y="9.958cm">
          <text:p text:style-name="P2">9</text:p>
        </draw:rect>
        <draw:rect draw:style-name="gr1" draw:text-style-name="P1" draw:layer="layout" svg:width="1.567cm" svg:height="0.53cm" svg:x="2.42cm" svg:y="12.158cm">
          <text:p text:style-name="P1">Princess</text:p>
        </draw:rect>
        <draw:rect draw:style-name="gr1" draw:text-style-name="P1" draw:layer="layout" svg:width="1.567cm" svg:height="0.53cm" svg:x="3.921cm" svg:y="12.158cm">
          <text:p text:style-name="P1">Luther</text:p>
        </draw:rect>
        <draw:rect draw:style-name="gr1" draw:text-style-name="P1" draw:layer="layout" svg:width="1.567cm" svg:height="0.53cm" svg:x="5.42cm" svg:y="12.158cm">
          <text:p/>
        </draw:rect>
        <draw:rect draw:style-name="gr1" draw:text-style-name="P1" draw:layer="layout" svg:width="1.567cm" svg:height="0.53cm" svg:x="6.921cm" svg:y="12.158cm">
          <text:p/>
        </draw:rect>
        <draw:rect draw:style-name="gr1" draw:text-style-name="P1" draw:layer="layout" svg:width="1.567cm" svg:height="0.53cm" svg:x="8.422cm" svg:y="12.158cm">
          <text:p text:style-name="P1">Rosalita</text:p>
        </draw:rect>
        <draw:rect draw:style-name="gr1" draw:text-style-name="P1" draw:layer="layout" svg:width="1.567cm" svg:height="0.53cm" svg:x="9.921cm" svg:y="12.158cm">
          <text:p text:style-name="P1">Waluigi</text:p>
        </draw:rect>
        <draw:rect draw:style-name="gr1" draw:text-style-name="P1" draw:layer="layout" svg:width="1.567cm" svg:height="0.53cm" svg:x="11.422cm" svg:y="12.158cm">
          <text:p text:style-name="P1">Thor</text:p>
        </draw:rect>
        <draw:rect draw:style-name="gr1" draw:text-style-name="P1" draw:layer="layout" svg:width="1.567cm" svg:height="0.53cm" svg:x="12.923cm" svg:y="12.158cm">
          <text:p/>
        </draw:rect>
        <draw:rect draw:style-name="gr1" draw:text-style-name="P1" draw:layer="layout" svg:width="1.567cm" svg:height="0.53cm" svg:x="14.422cm" svg:y="12.158cm">
          <text:p/>
        </draw:rect>
        <draw:rect draw:style-name="gr1" draw:text-style-name="P1" draw:layer="layout" svg:width="1.567cm" svg:height="0.53cm" svg:x="15.923cm" svg:y="12.158cm">
          <text:p text:style-name="P1">Dave</text:p>
        </draw:rect>
        <draw:rect draw:style-name="gr2" draw:text-style-name="P2" draw:layer="layout" svg:width="1.567cm" svg:height="0.53cm" svg:x="2.42cm" svg:y="11.658cm">
          <text:p text:style-name="P2">0</text:p>
        </draw:rect>
        <draw:rect draw:style-name="gr2" draw:text-style-name="P2" draw:layer="layout" svg:width="1.567cm" svg:height="0.53cm" svg:x="3.921cm" svg:y="11.658cm">
          <text:p text:style-name="P2">1</text:p>
        </draw:rect>
        <draw:rect draw:style-name="gr2" draw:text-style-name="P2" draw:layer="layout" svg:width="1.567cm" svg:height="0.53cm" svg:x="5.42cm" svg:y="11.658cm">
          <text:p text:style-name="P2">2</text:p>
        </draw:rect>
        <draw:rect draw:style-name="gr2" draw:text-style-name="P2" draw:layer="layout" svg:width="1.567cm" svg:height="0.53cm" svg:x="6.921cm" svg:y="11.658cm">
          <text:p text:style-name="P2">3</text:p>
        </draw:rect>
        <draw:rect draw:style-name="gr2" draw:text-style-name="P2" draw:layer="layout" svg:width="1.567cm" svg:height="0.53cm" svg:x="8.422cm" svg:y="11.658cm">
          <text:p text:style-name="P2">4</text:p>
        </draw:rect>
        <draw:rect draw:style-name="gr2" draw:text-style-name="P2" draw:layer="layout" svg:width="1.567cm" svg:height="0.53cm" svg:x="9.921cm" svg:y="11.658cm">
          <text:p text:style-name="P2">5</text:p>
        </draw:rect>
        <draw:rect draw:style-name="gr2" draw:text-style-name="P2" draw:layer="layout" svg:width="1.567cm" svg:height="0.53cm" svg:x="11.422cm" svg:y="11.658cm">
          <text:p text:style-name="P2">6</text:p>
        </draw:rect>
        <draw:rect draw:style-name="gr2" draw:text-style-name="P2" draw:layer="layout" svg:width="1.567cm" svg:height="0.53cm" svg:x="12.923cm" svg:y="11.658cm">
          <text:p text:style-name="P2">7</text:p>
        </draw:rect>
        <draw:rect draw:style-name="gr2" draw:text-style-name="P2" draw:layer="layout" svg:width="1.567cm" svg:height="0.53cm" svg:x="14.422cm" svg:y="11.658cm">
          <text:p text:style-name="P2">8</text:p>
        </draw:rect>
        <draw:rect draw:style-name="gr2" draw:text-style-name="P2" draw:layer="layout" svg:width="1.567cm" svg:height="0.53cm" svg:x="15.923cm" svg:y="11.658cm">
          <text:p text:style-name="P2">9</text:p>
        </draw:rect>
        <draw:rect draw:style-name="gr1" draw:text-style-name="P1" draw:layer="layout" svg:width="1.567cm" svg:height="0.53cm" svg:x="2.42cm" svg:y="2.758cm">
          <text:p text:style-name="P1">Dontonio</text:p>
        </draw:rect>
        <draw:rect draw:style-name="gr1" draw:text-style-name="P1" draw:layer="layout" svg:width="1.567cm" svg:height="0.53cm" svg:x="3.921cm" svg:y="2.758cm">
          <text:p text:style-name="P1">Luther</text:p>
        </draw:rect>
        <draw:rect draw:style-name="gr1" draw:text-style-name="P1" draw:layer="layout" svg:width="1.567cm" svg:height="0.53cm" svg:x="5.42cm" svg:y="2.758cm">
          <text:p text:style-name="P1">Binky</text:p>
        </draw:rect>
        <draw:rect draw:style-name="gr1" draw:text-style-name="P1" draw:layer="layout" svg:width="1.567cm" svg:height="0.53cm" svg:x="6.921cm" svg:y="2.758cm">
          <text:p/>
        </draw:rect>
        <draw:rect draw:style-name="gr1" draw:text-style-name="P1" draw:layer="layout" svg:width="1.567cm" svg:height="0.53cm" svg:x="8.422cm" svg:y="2.758cm">
          <text:p text:style-name="P1">Rosalita</text:p>
        </draw:rect>
        <draw:rect draw:style-name="gr1" draw:text-style-name="P1" draw:layer="layout" svg:width="1.567cm" svg:height="0.53cm" svg:x="9.921cm" svg:y="2.758cm">
          <text:p/>
        </draw:rect>
        <draw:rect draw:style-name="gr1" draw:text-style-name="P1" draw:layer="layout" svg:width="1.567cm" svg:height="0.53cm" svg:x="11.422cm" svg:y="2.758cm">
          <text:p/>
        </draw:rect>
        <draw:rect draw:style-name="gr1" draw:text-style-name="P1" draw:layer="layout" svg:width="1.567cm" svg:height="0.53cm" svg:x="12.923cm" svg:y="2.758cm">
          <text:p/>
        </draw:rect>
        <draw:rect draw:style-name="gr1" draw:text-style-name="P1" draw:layer="layout" svg:width="1.567cm" svg:height="0.53cm" svg:x="14.422cm" svg:y="2.758cm">
          <text:p/>
        </draw:rect>
        <draw:rect draw:style-name="gr1" draw:text-style-name="P1" draw:layer="layout" svg:width="1.567cm" svg:height="0.53cm" svg:x="15.923cm" svg:y="2.758cm">
          <text:p text:style-name="P1">Frenchy</text:p>
        </draw:rect>
        <draw:rect draw:style-name="gr2" draw:text-style-name="P2" draw:layer="layout" svg:width="1.567cm" svg:height="0.53cm" svg:x="2.42cm" svg:y="2.258cm">
          <text:p text:style-name="P2">0</text:p>
        </draw:rect>
        <draw:rect draw:style-name="gr2" draw:text-style-name="P2" draw:layer="layout" svg:width="1.567cm" svg:height="0.53cm" svg:x="3.921cm" svg:y="2.258cm">
          <text:p text:style-name="P2">1</text:p>
        </draw:rect>
        <draw:rect draw:style-name="gr2" draw:text-style-name="P2" draw:layer="layout" svg:width="1.567cm" svg:height="0.53cm" svg:x="5.42cm" svg:y="2.258cm">
          <text:p text:style-name="P2">2</text:p>
        </draw:rect>
        <draw:rect draw:style-name="gr2" draw:text-style-name="P2" draw:layer="layout" svg:width="1.567cm" svg:height="0.53cm" svg:x="6.921cm" svg:y="2.258cm">
          <text:p text:style-name="P2">3</text:p>
        </draw:rect>
        <draw:rect draw:style-name="gr2" draw:text-style-name="P2" draw:layer="layout" svg:width="1.567cm" svg:height="0.53cm" svg:x="8.422cm" svg:y="2.258cm">
          <text:p text:style-name="P2">4</text:p>
        </draw:rect>
        <draw:rect draw:style-name="gr2" draw:text-style-name="P2" draw:layer="layout" svg:width="1.567cm" svg:height="0.53cm" svg:x="9.921cm" svg:y="2.258cm">
          <text:p text:style-name="P2">5</text:p>
        </draw:rect>
        <draw:rect draw:style-name="gr2" draw:text-style-name="P2" draw:layer="layout" svg:width="1.567cm" svg:height="0.53cm" svg:x="11.422cm" svg:y="2.258cm">
          <text:p text:style-name="P2">6</text:p>
        </draw:rect>
        <draw:rect draw:style-name="gr2" draw:text-style-name="P2" draw:layer="layout" svg:width="1.567cm" svg:height="0.53cm" svg:x="12.923cm" svg:y="2.258cm">
          <text:p text:style-name="P2">7</text:p>
        </draw:rect>
        <draw:rect draw:style-name="gr2" draw:text-style-name="P2" draw:layer="layout" svg:width="1.567cm" svg:height="0.53cm" svg:x="14.422cm" svg:y="2.258cm">
          <text:p text:style-name="P2">8</text:p>
        </draw:rect>
        <draw:rect draw:style-name="gr2" draw:text-style-name="P2" draw:layer="layout" svg:width="1.567cm" svg:height="0.53cm" svg:x="15.923cm" svg:y="2.258cm">
          <text:p text:style-name="P2">9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1-02-27T13:55:46</meta:creation-date>
    <dc:date>2011-02-27T14:51:41</dc:date>
    <dc:creator>James Plank</dc:creator>
    <meta:editing-duration>PT10M10S</meta:editing-duration>
    <meta:editing-cycles>1</meta:editing-cycles>
    <meta:document-statistic meta:object-count="140"/>
    <meta:generator>OpenOffice.org/3.3$Unix OpenOffice.org_project/330m20$Build-9567</meta:generator>
  </office:meta>
</office:document-meta>
</file>